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32cm" fo:margin-left="-0.023cm" fo:margin-right="-0.011cm" table:align="margins"/>
    </style:style>
    <style:style style:name="Таблица1.A" style:family="table-column">
      <style:table-column-properties style:column-width="1.221cm" style:rel-column-width="4696*"/>
    </style:style>
    <style:style style:name="Таблица1.B" style:family="table-column">
      <style:table-column-properties style:column-width="2.618cm" style:rel-column-width="10071*"/>
    </style:style>
    <style:style style:name="Таблица1.C" style:family="table-column">
      <style:table-column-properties style:column-width="3.955cm" style:rel-column-width="15216*"/>
    </style:style>
    <style:style style:name="Таблица1.D" style:family="table-column">
      <style:table-column-properties style:column-width="3.517cm" style:rel-column-width="13533*"/>
    </style:style>
    <style:style style:name="Таблица1.E" style:family="table-column">
      <style:table-column-properties style:column-width="2.849cm" style:rel-column-width="10960*"/>
    </style:style>
    <style:style style:name="Таблица1.F" style:family="table-column">
      <style:table-column-properties style:column-width="2.873cm" style:rel-column-width="11059*"/>
    </style:style>
    <style:style style:name="Таблица1.1" style:family="table-row">
      <style:table-row-properties style:min-row-height="1.71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2" style:family="table-row">
      <style:table-row-properties style:min-row-height="0.714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fo:font-size="14pt" officeooo:rsid="0010e0fe" officeooo:paragraph-rsid="0010e0fe" style:font-size-asian="14pt" style:font-size-complex="14pt"/>
    </style:style>
    <style:style style:name="P4" style:family="paragraph" style:parent-style-name="Table_20_Contents">
      <style:text-properties fo:font-size="14pt" fo:language="ru" fo:country="RU" officeooo:rsid="0010e0fe" officeooo:paragraph-rsid="0010e0fe" style:font-size-asian="14pt" style:font-size-complex="14pt"/>
    </style:style>
    <style:style style:name="P5" style:family="paragraph" style:parent-style-name="Table_20_Contents">
      <style:text-properties fo:font-size="14pt" fo:language="ru" fo:country="RU" officeooo:rsid="00131d69" officeooo:paragraph-rsid="00131d69" style:font-size-asian="14pt" style:font-size-complex="14pt"/>
    </style:style>
    <style:style style:name="P6" style:family="paragraph" style:parent-style-name="Table_20_Contents">
      <style:text-properties fo:font-size="14pt" fo:language="ru" fo:country="RU" officeooo:rsid="0014a9c3" officeooo:paragraph-rsid="0014a9c3" style:font-size-asian="14pt" style:font-size-complex="14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00%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officeooo:rsid="0010e0fe" officeooo:paragraph-rsid="0010e0f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0a67d2" style:font-size-asian="14pt" style:font-size-complex="14pt"/>
    </style:style>
    <style:style style:name="T6" style:family="text">
      <style:text-properties fo:font-size="14pt" fo:language="ru" fo:country="RU" style:text-underline-style="solid" style:text-underline-width="auto" style:text-underline-color="font-color" officeooo:rsid="00131d69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a67d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beb86"/>
    </style:style>
    <style:style style:name="T12" style:family="text">
      <style:text-properties officeooo:rsid="000a67d2"/>
    </style:style>
    <style:style style:name="T13" style:family="text">
      <style:text-properties fo:language="ru" fo:country="RU" style:text-underline-style="solid" style:text-underline-width="auto" style:text-underline-color="font-color"/>
    </style:style>
    <style:style style:name="T14" style:family="text">
      <style:text-properties fo:language="ru" fo:country="RU" style:text-underline-style="solid" style:text-underline-width="auto" style:text-underline-color="font-color" officeooo:rsid="00131d69"/>
    </style:style>
    <style:style style:name="T15" style:family="text">
      <style:text-properties officeooo:rsid="00131d69"/>
    </style:style>
    <style:style style:name="T16" style:family="text">
      <style:text-properties fo:language="en" fo:country="US" officeooo:rsid="00166b80"/>
    </style:style>
    <style:style style:name="T17" style:family="text">
      <style:text-properties fo:language="ru" fo:country="RU" style:text-underline-style="solid" style:text-underline-width="auto" style:text-underline-color="font-color" officeooo:rsid="00166b80"/>
    </style:style>
    <style:style style:name="T18" style:family="text">
      <style:text-properties fo:language="ru" fo:country="RU" officeooo:rsid="00166b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4"/></text:p>
      <text:p text:style-name="P7"><text:s text:c="45"/>АКТ</text:p>
      <text:p text:style-name="P7"><text:s text:c="10"/>проведения проверки стационарного индикатора</text:p>
      <text:p text:style-name="Standard"/>
      <text:p text:style-name="Standard"><text:s text:c="30"/><text:span text:style-name="T1"><text:s text:c="20"/></text:span><text:span text:style-name="T3">Подразделение</text:span><text:span text:style-name="T4"> <text:s/>ПУ "</text:span><text:span text:style-name="T6">Браславгаз</text:span><text:span text:style-name="T4">"</text:span><text:span text:style-name="T5"> <text:s text:c="5"/></text:span><text:span text:style-name="T4"><text:s text:c="15"/></text:span></text:p>
      <text:p text:style-name="P8"><text:s text:c="65"/>____________________________________</text:p>
      <text:p text:style-name="Standard"><text:span text:style-name="T3"><text:s text:c="65"/></text:span><text:span text:style-name="T7">наименование структурного подразделения (филиала)</text:span></text:p>
      <text:p text:style-name="Standard"/>
      <text:p text:style-name="P10"/>
      <text:p text:style-name="P10"/>
      <text:p text:style-name="P10"/>
      <text:p text:style-name="P8">1 Проверка работоспособности (срабатывания) стационарного И п<text:span text:style-name="T12">р</text:span>оизводилась</text:p>
      <text:p text:style-name="P8"><text:s text:c="3"/><text:span text:style-name="T8"><text:s text:c="57"/></text:span><text:span text:style-name="T17">1</text:span><text:span text:style-name="T8">.</text:span><text:span text:style-name="T17">4</text:span><text:span text:style-name="T8">% <text:s text:c="3"/>, <text:s text:c="2"/>2.50% <text:s text:c="49"/></text:span></text:p>
      <text:p text:style-name="P14"><text:span text:style-name="T3"><text:s text:c="19"/></text:span><text:span text:style-name="T7">образцовые СИ, контрольные газовоздушные смеси, контрольные СИ</text:span><text:span text:style-name="T3"> </text:span><text:span text:style-name="T1"><text:s/></text:span><text:span text:style-name="T2"><text:s/></text:span></text:p>
      <text:p text:style-name="P13"/>
      <text:p text:style-name="P12"/>
      <text:p text:style-name="P8">2 По результатам проверки установлено: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">№</text:p>
            <text:p text:style-name="P1">п/п</text:p>
          </table:table-cell>
          <table:table-cell table:style-name="Таблица1.A1" office:value-type="string">
            <text:p text:style-name="P1"><text:s text:c="3"/>Дата</text:p>
            <text:p text:style-name="P1"><text:s/>п<text:span text:style-name="T12">р</text:span>оверки индикатора</text:p>
          </table:table-cell>
          <table:table-cell table:style-name="Таблица1.A1" office:value-type="string">
            <text:p text:style-name="P1">Место установки стационарного <text:s text:c="3"/>индикатора</text:p>
          </table:table-cell>
          <table:table-cell table:style-name="Таблица1.A1" office:value-type="string">
            <text:p text:style-name="P1">Тип индикатора</text:p>
          </table:table-cell>
          <table:table-cell table:style-name="Таблица1.A1" office:value-type="string">
            <text:p text:style-name="P1">Заводской номер</text:p>
          </table:table-cell>
          <table:table-cell table:style-name="Таблица1.F1" office:value-type="string">
            <text:p text:style-name="P1">Результаты проверки</text:p>
          </table:table-cell>
        </table:table-row>
        <table:table-row table:style-name="Таблица1.2">
          <table:table-cell table:style-name="Таблица1.A2" office:value-type="string">
            <text:p text:style-name="P2">1</text:p>
          </table:table-cell>
          <table:table-cell table:style-name="Таблица1.A2" office:value-type="string">
            <text:p text:style-name="P2">2</text:p>
          </table:table-cell>
          <table:table-cell table:style-name="Таблица1.A2" office:value-type="string">
            <text:p text:style-name="P2">3</text:p>
          </table:table-cell>
          <table:table-cell table:style-name="Таблица1.A2" office:value-type="string">
            <text:p text:style-name="P2">4</text:p>
          </table:table-cell>
          <table:table-cell table:style-name="Таблица1.A2" office:value-type="string">
            <text:p text:style-name="P2">5</text:p>
          </table:table-cell>
          <table:table-cell table:style-name="Таблица1.F2" office:value-type="string">
            <text:p text:style-name="P2">6</text:p>
          </table:table-cell>
        </table:table-row>
        <table:table-row>
          <table:table-cell table:style-name="Таблица1.A2" office:value-type="string">
            <text:p text:style-name="P3">1</text:p>
            <text:p text:style-name="P1"/>
            <text:p text:style-name="P1"/>
            <text:p text:style-name="P1"/>
            <text:p text:style-name="P1"/>
          </table:table-cell>
          <table:table-cell table:style-name="Таблица1.A2" office:value-type="string">
            <text:p text:style-name="P4">2<text:span text:style-name="T15">7</text:span>.<text:span text:style-name="T15">01</text:span>.<text:span text:style-name="T15">20</text:span></text:p>
          </table:table-cell>
          <table:table-cell table:style-name="Таблица1.A2" office:value-type="string">
            <text:p text:style-name="P6">Докшицкий РГС</text:p>
          </table:table-cell>
          <table:table-cell table:style-name="Таблица1.A2" office:value-type="string">
            <text:p text:style-name="P5">ФСТ-05КБ</text:p>
          </table:table-cell>
          <table:table-cell table:style-name="Таблица1.A2" office:value-type="string">
            <text:p text:style-name="P15">1<text:span text:style-name="T18">811199/</text:span><text:span text:style-name="T16">1811037</text:span></text:p>
          </table:table-cell>
          <table:table-cell table:style-name="Таблица1.F2" office:value-type="string">
            <text:p text:style-name="P1">Годен</text:p>
            <text:p text:style-name="P1"/>
          </table:table-cell>
        </table:table-row>
      </table:table>
      <text:p text:style-name="P8"/>
      <text:p text:style-name="P8"><text:s/>Должности и подписи лиц, производивших проверку:</text:p>
      <text:p text:style-name="P9"><text:s text:c="2"/><text:span text:style-name="T8">слесарь КИПиА </text:span><text:span text:style-name="T10"><text:s text:c="2"/></text:span><text:span text:style-name="T8"><text:s text:c="16"/></text:span><text:span text:style-name="T10"><text:s text:c="2"/></text:span><text:span text:style-name="T14">И</text:span><text:span text:style-name="T8">.</text:span><text:span text:style-name="T14">Т</text:span><text:span text:style-name="T9">.</text:span><text:span text:style-name="T14">Масляков</text:span><text:span text:style-name="T9"> <text:s text:c="6"/></text:span><text:span text:style-name="T10"><text:s text:c="2"/></text:span><text:span text:style-name="T8"><text:s/></text:span><text:span text:style-name="T13">2</text:span><text:span text:style-name="T14">7</text:span><text:span text:style-name="T13">.0</text:span><text:span text:style-name="T14">1</text:span><text:span text:style-name="T13">.</text:span><text:span text:style-name="T14">20</text:span><text:span text:style-name="T8"> <text:s text:c="5"/></text:span></text:p>
      <text:p text:style-name="P9"><text:s text:c="8"/><text:span text:style-name="T7">должность <text:s text:c="16"/>подпись <text:s text:c="5"/>инициалы ,фамилия <text:s text:c="11"/>дата</text:span></text:p>
      <text:p text:style-name="P9"><text:s/><text:span text:style-name="T8"><text:s text:c="4"/>мастер <text:s text:c="11"/></text:span><text:span text:style-name="T10"><text:s text:c="2"/></text:span><text:span text:style-name="T8"><text:s text:c="16"/></text:span><text:span text:style-name="T10"><text:s text:c="4"/></text:span><text:span text:style-name="T14">Д.И. Генис <text:s text:c="12"/></text:span><text:span text:style-name="T10"><text:s/></text:span><text:span text:style-name="T8"><text:s/></text:span><text:span text:style-name="T13">2</text:span><text:span text:style-name="T14">7</text:span><text:span text:style-name="T13">.0</text:span><text:span text:style-name="T14">1</text:span><text:span text:style-name="T13">.</text:span><text:span text:style-name="T14">20</text:span><text:span text:style-name="T8"> <text:s text:c="5"/></text:span></text:p>
      <text:p text:style-name="P9"><text:s text:c="8"/><text:span text:style-name="T7">должность <text:s text:c="15"/>подпись <text:s text:c="6"/>инициалы ,фамилия <text:s text:c="10"/>дата</text:span></text:p>
      <text:p text:style-name="P9"><text:span text:style-name="T7"><text:s/></text:span>_______________ <text:s/>________ <text:s/>_______________ <text:s/>_________ </text:p>
      <text:p text:style-name="P9"><text:s text:c="8"/><text:span text:style-name="T7">должность <text:s text:c="16"/>подпись <text:s text:c="7"/>инициалы ,фамилия <text:s text:c="9"/>дата</text:span></text:p>
      <text:p text:style-name="P11"/>
      <text:p text:style-name="P9">Один экзем<text:span text:style-name="T12">п</text:span>ляр акта передан в метрологическую службу (участок)</text:p>
      <text:p text:style-name="P9"/>
      <text:p text:style-name="P9">Руководитель метрологической</text:p>
      <text:p text:style-name="P9">службы (участка) <text:s text:c="27"/>________ <text:s text:c="3"/><text:span text:style-name="T8"><text:s text:c="29"/></text:span><text:span text:style-name="T11"><text:s/></text:span><text:s text:c="3"/><text:span text:style-name="T8"><text:s/></text:span><text:span text:style-name="T13">2</text:span><text:span text:style-name="T14">7</text:span><text:span text:style-name="T13">.0</text:span><text:span text:style-name="T14">1</text:span><text:span text:style-name="T13">.</text:span><text:span text:style-name="T14">20</text:span><text:span text:style-name="T8"> </text:span><text:s text:c="34"/><text:span text:style-name="T7"><text:s text:c="336"/></text:span></text:p>
      <text:p text:style-name="Standard"><text:span text:style-name="T3"><text:s text:c="2"/></text:span><text:span text:style-name="T7"><text:s text:c="75"/>подпись <text:s text:c="8"/>инициалы, фамилия <text:s text:c="14"/>дата</text:span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4:25:26</meta:creation-date>
    <dc:date>2020-02-06T10:31:11.160000000</dc:date>
    <meta:editing-duration>P6DT3H15M5S</meta:editing-duration>
    <meta:editing-cycles>22</meta:editing-cycles>
    <meta:generator>LibreOffice/6.2.3.2$Windows_X86_64 LibreOffice_project/aecc05fe267cc68dde00352a451aa867b3b546ac</meta:generator>
    <meta:print-date>2018-06-29T10:04:51.029658316</meta:print-date>
    <meta:document-statistic meta:table-count="1" meta:image-count="0" meta:object-count="0" meta:page-count="1" meta:paragraph-count="41" meta:word-count="114" meta:character-count="2140" meta:non-whitespace-character-count="876"/>
    <meta:user-defined meta:name="Поле 1"/>
    <meta:user-defined meta:name="Поле 2"/>
    <meta:user-defined meta:name="Поле 3"/>
    <meta:user-defined meta:name="Поле 4"/>
  </office:meta>
</office:document-meta>
</file>